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000000010F8EA310E02E0A756.png" manifest:media-type="image/png"/>
  <manifest:file-entry manifest:full-path="Pictures/100000000000003000000030B3F3AB174CC02401.png" manifest:media-type="image/png"/>
  <manifest:file-entry manifest:full-path="Pictures/1000000000000030000000307AAA80CD9FCD2F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margin-top="0.106cm" fo:margin-bottom="0.106cm" loext:contextual-spacing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46%" fo:text-indent="0cm" style:auto-text-indent="false"/>
    </style:style>
    <style:style style:name="P3" style:family="paragraph" style:parent-style-name="Standard">
      <style:paragraph-properties fo:margin-left="0.106cm" fo:margin-right="0cm" fo:margin-top="0cm" fo:margin-bottom="0cm" loext:contextual-spacing="false" fo:line-height="146%" fo:text-indent="0cm" style:auto-text-indent="false"/>
    </style:style>
    <style:style style:name="P4" style:family="paragraph" style:parent-style-name="Standard">
      <style:paragraph-properties fo:margin-left="0.106cm" fo:margin-right="0cm" fo:margin-top="0cm" fo:margin-bottom="0cm" loext:contextual-spacing="false" fo:line-height="146%" fo:text-indent="0cm" style:auto-text-indent="false"/>
      <style:text-properties officeooo:paragraph-rsid="001b744a"/>
    </style:style>
    <style:style style:name="P5" style:family="paragraph" style:parent-style-name="Standard">
      <style:paragraph-properties fo:margin-top="0cm" fo:margin-bottom="0.106cm" loext:contextual-spacing="false" fo:line-height="146%" fo:text-align="start" style:justify-single-word="false" style:writing-mode="lr-tb"/>
    </style:style>
    <style:style style:name="P6" style:family="paragraph" style:parent-style-name="Standard">
      <style:paragraph-properties fo:margin-top="0cm" fo:margin-bottom="0.106cm" loext:contextual-spacing="false" fo:line-height="146%" fo:text-align="start" style:justify-single-word="false" style:writing-mode="lr-tb"/>
      <style:text-properties officeooo:paragraph-rsid="00191b25"/>
    </style:style>
    <style:style style:name="P7" style:family="paragraph" style:parent-style-name="Standard">
      <style:paragraph-properties fo:margin-top="0cm" fo:margin-bottom="0.106cm" loext:contextual-spacing="false" fo:line-height="146%" fo:text-align="start" style:justify-single-word="false" style:writing-mode="lr-tb"/>
      <style:text-properties officeooo:paragraph-rsid="0019f4d3"/>
    </style:style>
    <style:style style:name="P8" style:family="paragraph" style:parent-style-name="Standard">
      <style:paragraph-properties fo:margin-top="0cm" fo:margin-bottom="0.106cm" loext:contextual-spacing="false" fo:line-height="146%" fo:text-align="start" style:justify-single-word="false"/>
      <style:text-properties fo:font-size="11.25pt" loext:padding="0cm" loext:border="none"/>
    </style:style>
    <style:style style:name="P9" style:family="paragraph" style:parent-style-name="Standard">
      <style:paragraph-properties fo:margin-top="0cm" fo:margin-bottom="0.106cm" loext:contextual-spacing="false" fo:line-height="146%"/>
      <style:text-properties loext:padding="0cm" loext:border="none"/>
    </style:style>
    <style:style style:name="P10" style:family="paragraph" style:parent-style-name="Standard">
      <style:paragraph-properties fo:margin-top="0cm" fo:margin-bottom="0.106cm" loext:contextual-spacing="false" fo:line-height="146%"/>
    </style:style>
    <style:style style:name="P11" style:family="paragraph" style:parent-style-name="Standard">
      <style:paragraph-properties fo:margin-left="0cm" fo:margin-right="0.318cm" fo:margin-top="0.106cm" fo:margin-bottom="0.106cm" loext:contextual-spacing="false" fo:line-height="138%" fo:text-indent="0cm" style:auto-text-indent="false"/>
      <style:text-properties fo:font-size="9.75pt" fo:font-weight="normal" loext:padding="0cm" loext:border="none"/>
    </style:style>
    <style:style style:name="P12" style:family="paragraph" style:parent-style-name="Standard">
      <style:paragraph-properties fo:margin-left="0cm" fo:margin-right="0.318cm" fo:margin-top="0.106cm" fo:margin-bottom="0.106cm" loext:contextual-spacing="false" fo:line-height="138%" fo:text-indent="0cm" style:auto-text-indent="false"/>
      <style:text-properties fo:font-size="9.75pt" fo:font-weight="normal" officeooo:paragraph-rsid="001b744a" loext:padding="0cm" loext:border="none"/>
    </style:style>
    <style:style style:name="P13" style:family="paragraph" style:parent-style-name="Standard">
      <style:paragraph-properties fo:margin-left="0cm" fo:margin-right="0.318cm" fo:margin-top="0.106cm" fo:margin-bottom="0.106cm" loext:contextual-spacing="false" fo:line-height="138%" fo:text-indent="0cm" style:auto-text-indent="false"/>
      <style:text-properties officeooo:paragraph-rsid="001b744a"/>
    </style:style>
    <style:style style:name="P14" style:family="paragraph" style:parent-style-name="Standard">
      <style:paragraph-properties fo:margin-left="0cm" fo:margin-right="0.212cm" fo:line-height="146%" fo:text-indent="0cm" style:auto-text-indent="false"/>
      <style:text-properties loext:padding="0cm" loext:border="none"/>
    </style:style>
    <style:style style:name="P15" style:family="paragraph" style:parent-style-name="Standard">
      <style:paragraph-properties fo:margin-left="0cm" fo:margin-right="0.212cm" fo:line-height="146%" fo:text-indent="0cm" style:auto-text-indent="false"/>
    </style:style>
    <style:style style:name="P16" style:family="paragraph" style:parent-style-name="Text_20_body" style:list-style-name="L1">
      <style:paragraph-properties fo:margin-left="0.741cm" fo:margin-right="0cm" fo:margin-top="0cm" fo:margin-bottom="0cm" loext:contextual-spacing="false" fo:line-height="146%" fo:text-align="start" style:justify-single-word="false" fo:text-indent="0cm" style:auto-text-indent="false" fo:padding="0cm" fo:border="none"/>
      <style:text-properties fo:font-size="11.25pt" loext:padding="0cm" loext:border="none"/>
    </style:style>
    <style:style style:name="P17" style:family="paragraph" style:parent-style-name="Text_20_body" style:list-style-name="L2">
      <style:paragraph-properties fo:margin-left="0.741cm" fo:margin-right="0cm" fo:margin-top="0cm" fo:margin-bottom="0cm" loext:contextual-spacing="false" fo:line-height="146%" fo:text-align="start" style:justify-single-word="false" fo:text-indent="0cm" style:auto-text-indent="false" fo:padding="0cm" fo:border="none"/>
      <style:text-properties fo:font-size="11.25pt" loext:padding="0cm" loext:border="none"/>
    </style:style>
    <style:style style:name="T1" style:family="text">
      <style:text-properties style:text-line-through-style="none" style:text-line-through-type="none" fo:font-size="11.25pt" style:text-underline-style="none" fo:font-weight="bold" style:text-blinking="false" loext:padding="0cm" loext:border="none"/>
    </style:style>
    <style:style style:name="T2" style:family="text">
      <style:text-properties style:text-line-through-style="none" style:text-line-through-type="none" fo:font-size="11.25pt" style:text-underline-style="none" fo:font-weight="bold" officeooo:rsid="001b744a" style:text-blinking="false" loext:padding="0cm" loext:border="none"/>
    </style:style>
    <style:style style:name="T3" style:family="text">
      <style:text-properties style:text-line-through-style="none" style:text-line-through-type="none" fo:font-size="11.25pt" style:text-underline-style="none" fo:font-weight="bold" officeooo:rsid="001c8925" style:text-blinking="false" loext:padding="0cm" loext:border="none"/>
    </style:style>
    <style:style style:name="T4" style:family="text">
      <style:text-properties style:text-line-through-style="none" style:text-line-through-type="none" fo:font-size="11.25pt" style:text-underline-style="none" style:text-blinking="false" loext:padding="0cm" loext:border="none"/>
    </style:style>
    <style:style style:name="T5" style:family="text">
      <style:text-properties style:text-line-through-style="none" style:text-line-through-type="none" fo:font-size="9pt" style:text-underline-style="none" style:text-blinking="false" loext:padding="0cm" loext:border="none"/>
    </style:style>
    <style:style style:name="T6" style:family="text">
      <style:text-properties fo:font-size="11.25pt"/>
    </style:style>
    <style:style style:name="T7" style:family="text">
      <style:text-properties fo:font-size="11.25pt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fo:color="#e01e5a" fo:font-size="11.25pt" loext:padding-left="0.079cm" loext:padding-right="0cm" loext:padding-top="0.053cm" loext:padding-bottom="0.049cm" loext:border-left="0.06pt solid #000000" loext:border-right="none" loext:border-top="0.06pt solid #000000" loext:border-bottom="0.06pt solid #000000"/>
    </style:style>
    <style:style style:name="T10" style:family="text">
      <style:text-properties fo:font-size="9.75pt" loext:padding="0cm" loext:border="none"/>
    </style:style>
    <style:style style:name="T11" style:family="text">
      <style:text-properties fo:font-size="9.75pt" fo:font-weight="normal" officeooo:rsid="0019f4d3" loext:padding="0cm" loext:border="none"/>
    </style:style>
    <style:style style:name="T12" style:family="text">
      <style:text-properties fo:font-size="9.75pt" fo:font-weight="normal" officeooo:rsid="001b744a" loext:padding="0cm" loext:border="none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9.75pt" fo:font-weight="normal" officeooo:rsid="0019f4d3" loext:padding="0cm" loext:border="none"/>
    </style:style>
    <style:style style:name="T15" style:family="text">
      <style:text-properties style:text-position="0% 100%"/>
    </style:style>
    <style:style style:name="T16" style:family="text">
      <style:text-properties officeooo:rsid="001b744a"/>
    </style:style>
    <style:style style:name="T17" style:family="text">
      <style:text-properties officeooo:rsid="001c892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.053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DRAFT Guide to fix</text:span><text:span text:style-name="T2"> Unity Crash</text:span></text:p>
      <text:p text:style-name="P13"><text:span text:style-name="T11">As posted on Slack </text:span><text:span text:style-name="T12">on</text:span><text:span text:style-name="T11"> 19</text:span><text:span text:style-name="T14">th</text:span><text:span text:style-name="T11"> Sep</text:span></text:p>
      <text:p text:style-name="P12"><text:span text:style-name="T1"/></text:p>
      <text:p text:style-name="P3"><text:a xlink:type="simple" xlink:href="https://app.slack.com/team/U019JR3KYAJ" office:target-frame-name="_blank" xlink:show="new" text:style-name="Internet_20_link" text:visited-style-name="Visited_20_Internet_20_Link"><text:span text:style-name="T1"/></text:a></text:p>
      <text:p text:style-name="P3"><text:a xlink:type="simple" xlink:href="https://app.slack.com/team/U019JR3KYAJ" office:target-frame-name="_blank" xlink:show="new" text:style-name="Internet_20_link" text:visited-style-name="Visited_20_Internet_20_Link"><text:span text:style-name="T1">Calum</text:span></text:a><text:span text:style-name="T7"> </text:span><text:a xlink:type="simple" xlink:href="https://comp3888-workspace.slack.com/archives/C01AH6UE927/p1600483700000800" text:style-name="Internet_20_link" text:visited-style-name="Visited_20_Internet_20_Link"><text:span text:style-name="T5">Sep 19th at 12:48 PM</text:span></text:a></text:p>
      <text:section text:style-name="Sect1" text:name="C01AH6UE927-1600483700.000800-thread-list_1600483700.000800">
        <text:p text:style-name="P5"><text:a xlink:type="simple" xlink:href="https://comp3888-workspace.slack.com/team/U019JR4GDK8" text:style-name="Internet_20_link" text:visited-style-name="Visited_20_Internet_20_Link"><text:span text:style-name="T4">@Ben</text:span></text:a><text:span text:style-name="T7"> looks like I'm getting your crash issues with unity now...</text:span></text:p>
        <text:list xml:id="list4100142813" text:style-name="L1">
          <text:list-item>
            <text:p text:style-name="P16">what version would you reccomend?</text:p>
          </text:list-item>
          <text:list-item>
            <text:p text:style-name="P16">what steps did you take to prolong the crash?</text:p>
          </text:list-item>
        </text:list>
      </text:section>
      <text:section text:style-name="Sect1" text:name="C01AH6UE927-1600483700.000800-thread-list_separator">
        <text:p text:style-name="P11">5 replies</text:p>
        <text:p text:style-name="P11"/>
      </text:section>
      <text:section text:style-name="Sect1" text:name="C01AH6UE927-1600483700.000800-thread-list_1600489601.000900">
        <text:p text:style-name="P15"><draw:frame draw:style-name="fr1" draw:name="Frame1" text:anchor-type="char" svg:width="0.041cm" draw:z-index="0"><draw:text-box fo:min-height="0.041cm"><text:p text:style-name="Text_20_body"/></draw:text-box></draw:frame><text:span text:style-name="T8"><draw:frame draw:style-name="fr3" draw:name="Image1" text:anchor-type="as-char" svg:width="0.953cm" svg:height="0.953cm" draw:z-index="1"><draw:image xlink:href="Pictures/1000000000000030000000307AAA80CD9FCD2F48.png" xlink:type="simple" xlink:show="embed" xlink:actuate="onLoad" loext:mime-type="image/png"/></draw:frame></text:span></text:p>
        <text:p text:style-name="P2"><text:a xlink:type="simple" xlink:href="https://app.slack.com/team/U019JR4GDK8" office:target-frame-name="_blank" xlink:show="new" text:style-name="Internet_20_link" text:visited-style-name="Visited_20_Internet_20_Link"><text:span text:style-name="T1">Ben</text:span></text:a><text:span text:style-name="T7">  </text:span><text:a xlink:type="simple" xlink:href="https://comp3888-workspace.slack.com/archives/C01AH6UE927/p1600489601000900?thread_ts=1600483700.000800&amp;cid=C01AH6UE927" text:style-name="Internet_20_link" text:visited-style-name="Visited_20_Internet_20_Link"><text:span text:style-name="T5">16 days ago</text:span></text:a></text:p>
        <text:p text:style-name="P6"><text:span text:style-name="T7">Hi, I hope I can help.<text:line-break/>what errors are you getting are they the same involving JITCompiler and or burst 1.1.1</text:span></text:p>
        <text:p text:style-name="P6"><text:span text:style-name="T7">If you have other errors or issues please advise specifically</text:span></text:p>
        <text:p text:style-name="P6"><text:span text:style-name="T7">How many errors?<text:line-break/>Take screenshots of all, or some record of them.<text:line-break/>especially note the 1st few and last few.</text:span></text:p>
        <text:p text:style-name="P6"><text:span text:style-name="T7">Does it crash immediately, or on PLAY or in 10min or in 1 hour</text:span></text:p>
        <text:p text:style-name="P6"><text:span text:style-name="T7">Read all this first.</text:span></text:p>
        <text:p text:style-name="P6"><text:span text:style-name="T7">My version is Ubuntu 20.04.1 lts<text:line-break/>My Unity is 2019.4.10f1<text:line-break/>The version you choose is your choice</text:span></text:p>
        <text:p text:style-name="P6"><text:span text:style-name="T7">It seems more stable now didn't crash yesterday, used it for 5? hours in our sandbox project.<text:line-break/>My unity seems stable now</text:span></text:p>
        <text:p text:style-name="P6"><text:span text:style-name="T7">Is this when you open a new project, or the sandbox we are collaborating on, or a tutorial?</text:span></text:p>
        <text:p text:style-name="P6"><text:span text:style-name="T7">It seems that the Kart tutorial definitely has issues with burst. don't open that tutorial for now.</text:span></text:p>
        <text:p text:style-name="P6"><text:span text:style-name="T7">To learn unity watch these 1st instead: </text:span><text:a xlink:type="simple" xlink:href="https://learn.unity.com/tutorial/using-the-unity-interface" text:style-name="Internet_20_link" text:visited-style-name="Visited_20_Internet_20_Link">https://learn.unity.com/tutorial/using-the-unity-interface</text:a><text:a xlink:type="simple" xlink:href="https://learn.unity.com/tutorial/using-the-unity-interface#" office:target-frame-name="_blank" xlink:show="new" text:style-name="Internet_20_link" text:visited-style-name="Visited_20_Internet_20_Link">#</text:a></text:p>
        <text:p text:style-name="P6"><text:span text:style-name="T7">See Unity 101 in slack resources</text:span></text:p>
        <text:p text:style-name="P6"><text:span text:style-name="T7">and User Manual (for reference) </text:span><text:a xlink:type="simple" xlink:href="https://docs.unity3d.com/Manual/UnityOverview.html" text:style-name="Internet_20_link" text:visited-style-name="Visited_20_Internet_20_Link"><text:span text:style-name="T4">https://docs.unity3d.com/Manual/UnityOverview.html</text:span></text:a></text:p>
        <text:p text:style-name="P6"><text:span text:style-name="T7">Steps</text:span></text:p>
        <text:p text:style-name="P6"><text:span text:style-name="T7">Turn off, start fresh,<text:line-break/>Turn on, don't open anything else</text:span></text:p>
        <text:p text:style-name="P6"><text:span text:style-name="T7">make sure you are online<text:line-break/>(a few times I was offline)</text:span></text:p>
        <text:p text:style-name="P6"><text:soft-page-break/><text:span text:style-name="T7">Don't open any tutorial just open a new unity project. Don't click PLAY.</text:span></text:p>
        <text:p text:style-name="P6"><text:span text:style-name="T7">In Unity go to window &gt; package manager<text:line-break/>give it a minute to refresh the list from local and server.<text:line-break/>there is a filter for registry or for project<text:line-break/>choose to the registry.</text:span></text:p>
        <text:p text:style-name="P6"><text:span text:style-name="T7">The package manager is inside Unity, you need to have it open and have stay open long enough to use it.</text:span></text:p>
        <text:p text:style-name="P6"><text:span text:style-name="T7">find<text:line-break/>install or upgrade to burst &gt;= 1.3.3<text:line-break/>I now have burst 1.3.6Be advised that its 300MB+</text:span></text:p>
        <text:p text:style-name="P6"><text:span text:style-name="T7">After installing Burst &gt;= 1.3.3<text:line-break/>Turn off, start fresh,<text:line-break/>Turn on, don't open anything else<text:line-break/>make sure you are online</text:span></text:p>
        <text:p text:style-name="P6"><text:span text:style-name="T7">Open unity, the sandbox</text:span></text:p>
        <text:p text:style-name="P7"><text:span text:style-name="T7">Unity support replied to my report and said: "Thanks for getting in touch, we actually know about this issue (</text:span><text:a xlink:type="simple" xlink:href="https://protect-au.mimecast.com/s/cSPECzvkyVCz5nOLF4RO5J?domain=issuetracker.unity3d.com" office:target-frame-name="_blank" xlink:show="new" text:style-name="Internet_20_link" text:visited-style-name="Visited_20_Internet_20_Link"><text:span text:style-name="T4">https://protect-au.mimecast.com/s/cSPECzvkyVCz5nOLF4RO5J?domain=issuetracker.unity3d.com</text:span></text:a><text:span text:style-name="T7">). It's marked as "Won't Fix", but actually it is fixed (or no longer reproduces) in "Burst" version 1.3.3 and newer. The package can be updated through the Package Manager."</text:span></text:p>
        <text:p text:style-name="P7"><text:span text:style-name="T7">They had other advice BUT<text:line-break/>I did NOT do </text:span><text:span text:style-name="Source_20_Text"><text:span text:style-name="T9">apt-get DONOT install libc6-dev-amd64 libc6-dev-i386 libncurses5</text:span></text:span></text:p>
        <text:p text:style-name="P7"><text:span text:style-name="T7">My libc6-dev was fine<text:line-break/>Did not change<text:line-break/></text:span><text:span text:style-name="Source_20_Text"><text:span text:style-name="T9">libc6-dev is already the newest version (2.31-0ubuntu9)</text:span></text:span></text:p>
        <text:p text:style-name="P7"><text:span text:style-name="T7">My libncurses6 was fine<text:line-break/>Did not change<text:line-break/></text:span><text:span text:style-name="Source_20_Text"><text:span text:style-name="T9">libncurses6 is already the newest version (6.2-0ubuntu2)</text:span></text:span></text:p>
        <text:p text:style-name="P7"><text:span text:style-name="T7">I also have gcc 9.3 and clang 10 and java openjdk 11 installed</text:span></text:p>
        <text:p text:style-name="P7"><text:span text:style-name="T7">Surprisingly I found that The FPS doesn't have that issue with burst 1.1.1</text:span></text:p>
        <text:p text:style-name="P7"><text:span text:style-name="T7">Later try to open the FPS tutorial it worked much better than the Kart.<text:line-break/>Don't Start the tutorial close the 1st popup window, save the tutorial project.</text:span></text:p>
        <text:p text:style-name="P7"><text:span text:style-name="T7">Save the project so it doesn't need to decrompress again.</text:span></text:p>
        <text:p text:style-name="P7"><text:soft-page-break/><text:span text:style-name="T7">My Kart tutorial crashed when I tried to save it, So,<text:line-break/>If it can't be saved, while its open,  copy it from /tmp/ ########## / into your /home/ somewhere.<text:line-break/>to find the /tmp/ path look at the folder timstamps, or the error messages.</text:span></text:p>
        <text:p text:style-name="P7"><text:span text:style-name="T7">later find it in your unity hub and open it that way, faster to open next time and more stable.</text:span></text:p>
        <text:p text:style-name="P7"><text:span text:style-name="T7">This is after the above<text:line-break/>If a tutorial or project has burst issues, use the package manager set filter to project, apply the burst &gt; 1.3.3 package, shouldn't need to download again</text:span></text:p>
        <text:p text:style-name="P7"><text:span text:style-name="T7">Try the FPS tutorial<text:line-break/>I completed it</text:span></text:p>
        <text:p text:style-name="P7"><text:span text:style-name="T7">Try the Kart Tutorial<text:line-break/>I completed it</text:span></text:p>
        <text:p text:style-name="P7"><text:span text:style-name="T7">Good luck</text:span></text:p>
        <text:p text:style-name="P7"><text:span text:style-name="T7">Let me know </text:span><text:span text:style-name="T10">(edited) </text:span></text:p>
      </text:section>
      <text:section text:style-name="Sect1" text:name="C01AH6UE927-1600483700.000800-thread-list_1600489991.001200">
        <text:p text:style-name="P14"><draw:frame draw:style-name="fr1" draw:name="Frame2" text:anchor-type="char" svg:width="0.041cm" draw:z-index="2"><draw:text-box fo:min-height="0.041cm"><text:p text:style-name="Text_20_body"/></draw:text-box></draw:frame><draw:frame draw:style-name="fr3" draw:name="Image2" text:anchor-type="as-char" svg:width="0.953cm" svg:height="0.953cm" draw:z-index="3"><draw:image xlink:href="Pictures/100000000000003000000030B3F3AB174CC02401.png" xlink:type="simple" xlink:show="embed" xlink:actuate="onLoad" loext:mime-type="image/png"/></draw:frame></text:p>
        <text:p text:style-name="P2"><text:a xlink:type="simple" xlink:href="https://app.slack.com/team/U019JR3KYAJ" office:target-frame-name="_blank" xlink:show="new" text:style-name="Internet_20_link" text:visited-style-name="Visited_20_Internet_20_Link"><text:span text:style-name="T1">Calum</text:span></text:a><text:span text:style-name="T7">  </text:span><text:a xlink:type="simple" xlink:href="https://comp3888-workspace.slack.com/archives/C01AH6UE927/p1600489991001200?thread_ts=1600483700.000800&amp;cid=C01AH6UE927" text:style-name="Internet_20_link" text:visited-style-name="Visited_20_Internet_20_Link"><text:span text:style-name="T5">16 days ago</text:span></text:a></text:p>
        <text:p text:style-name="P8">Thanks for the help, trying now</text:p>
      </text:section>
      <text:section text:style-name="Sect1" text:name="C01AH6UE927-1600483700.000800-thread-list_1600495104.001800">
        <text:p text:style-name="P14"><draw:frame draw:style-name="fr1" draw:name="Frame3" text:anchor-type="char" svg:width="0.041cm" draw:z-index="4"><draw:text-box fo:min-height="0.041cm"><text:p text:style-name="Text_20_body"/></draw:text-box></draw:frame><draw:frame draw:style-name="fr3" draw:name="Image3" text:anchor-type="as-char" svg:width="0.953cm" svg:height="0.953cm" draw:z-index="5"><draw:image xlink:href="Pictures/100000000000003000000030B3F3AB174CC02401.png" xlink:type="simple" xlink:show="embed" xlink:actuate="onLoad" loext:mime-type="image/png"/></draw:frame></text:p>
        <text:p text:style-name="P2"><text:a xlink:type="simple" xlink:href="https://app.slack.com/team/U019JR3KYAJ" office:target-frame-name="_blank" xlink:show="new" text:style-name="Internet_20_link" text:visited-style-name="Visited_20_Internet_20_Link"><text:span text:style-name="T1">Calum</text:span></text:a><text:span text:style-name="T7">  </text:span><text:a xlink:type="simple" xlink:href="https://comp3888-workspace.slack.com/archives/C01AH6UE927/p1600495104001800?thread_ts=1600483700.000800&amp;cid=C01AH6UE927" text:style-name="Internet_20_link" text:visited-style-name="Visited_20_Internet_20_Link"><text:span text:style-name="T5">16 days ago</text:span></text:a></text:p>
        <text:p text:style-name="P8">Ok, excellent advice on copying the package from /tmp and installing burs 1.3.6. Seems to be working now, I made it through the kart tutorial</text:p>
      </text:section>
      <text:section text:style-name="Sect1" text:name="C01AH6UE927-1600483700.000800-thread-list_1600495109.002000">
        <text:p text:style-name="P14"><draw:frame draw:style-name="fr1" draw:name="Frame4" text:anchor-type="char" svg:width="0.041cm" draw:z-index="6"><draw:text-box fo:min-height="0.041cm"><text:p text:style-name="Text_20_body"/></draw:text-box></draw:frame><draw:frame draw:style-name="fr3" draw:name="Image4" text:anchor-type="as-char" svg:width="0.953cm" svg:height="0.953cm" draw:z-index="7"><draw:image xlink:href="Pictures/100000000000003000000030B3F3AB174CC02401.png" xlink:type="simple" xlink:show="embed" xlink:actuate="onLoad" loext:mime-type="image/png"/></draw:frame></text:p>
        <text:p text:style-name="P2"><text:a xlink:type="simple" xlink:href="https://app.slack.com/team/U019JR3KYAJ" office:target-frame-name="_blank" xlink:show="new" text:style-name="Internet_20_link" text:visited-style-name="Visited_20_Internet_20_Link"><text:span text:style-name="T1">Calum</text:span></text:a><text:span text:style-name="T7">  </text:span><text:a xlink:type="simple" xlink:href="https://comp3888-workspace.slack.com/archives/C01AH6UE927/p1600495109002000?thread_ts=1600483700.000800&amp;cid=C01AH6UE927" text:style-name="Internet_20_link" text:visited-style-name="Visited_20_Internet_20_Link"><text:span text:style-name="T5">16 days ago</text:span></text:a></text:p>
        <text:p text:style-name="P8">Thank you very much</text:p>
      </text:section>
      <text:section text:style-name="Sect1" text:name="C01AH6UE927-1600483700.000800-thread-list_1600495201.002200">
        <text:p text:style-name="P14"><draw:frame draw:style-name="fr1" draw:name="Frame5" text:anchor-type="char" svg:width="0.041cm" draw:z-index="8"><draw:text-box fo:min-height="0.041cm"><text:p text:style-name="Text_20_body"/></draw:text-box></draw:frame><draw:frame draw:style-name="fr3" draw:name="Image5" text:anchor-type="as-char" svg:width="0.953cm" svg:height="0.953cm" draw:z-index="9"><draw:image xlink:href="Pictures/1000000000000030000000307AAA80CD9FCD2F48.png" xlink:type="simple" xlink:show="embed" xlink:actuate="onLoad" loext:mime-type="image/png"/></draw:frame></text:p>
        <text:p text:style-name="P2"><text:a xlink:type="simple" xlink:href="https://app.slack.com/team/U019JR4GDK8" office:target-frame-name="_blank" xlink:show="new" text:style-name="Internet_20_link" text:visited-style-name="Visited_20_Internet_20_Link"><text:span text:style-name="T1">Ben</text:span></text:a><text:span text:style-name="T7">  </text:span><text:a xlink:type="simple" xlink:href="https://comp3888-workspace.slack.com/archives/C01AH6UE927/p1600495201002200?thread_ts=1600483700.000800&amp;cid=C01AH6UE927" text:style-name="Internet_20_link" text:visited-style-name="Visited_20_Internet_20_Link"><text:span text:style-name="T5">16 days ago</text:span></text:a></text:p>
        <text:p text:style-name="P8">Very happy to hear</text:p>
        <text:p text:style-name="P9"><draw:frame draw:style-name="fr2" draw:name="Image6" text:anchor-type="as-char" svg:width="0.423cm" svg:height="0.423cm" draw:z-index="10"><draw:image xlink:href="Pictures/100002010000001000000010F8EA310E02E0A756.png" xlink:type="simple" xlink:show="embed" xlink:actuate="onLoad" loext:mime-type="image/png"/><svg:title>:heart:</svg:title></draw:frame><text:span text:style-name="T6">1</text:span></text:p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3:03:24.579152296</meta:creation-date>
    <dc:date>2020-10-05T23:19:48.558143776</dc:date>
    <meta:editing-duration>PT4M42S</meta:editing-duration>
    <meta:editing-cycles>2</meta:editing-cycles>
    <meta:generator>LibreOffice/6.4.5.2$Linux_X86_64 LibreOffice_project/40$Build-2</meta:generator>
    <meta:document-statistic meta:table-count="0" meta:image-count="6" meta:object-count="0" meta:page-count="3" meta:paragraph-count="58" meta:word-count="671" meta:character-count="3801" meta:non-whitespace-character-count="3178"/>
  </office:meta>
</office:document-meta>
</file>